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46fc" officeooo:paragraph-rsid="001f46fc"/>
    </style:style>
    <style:style style:name="P2" style:family="paragraph" style:parent-style-name="Text_20_body">
      <style:text-properties officeooo:rsid="00205f47" officeooo:paragraph-rsid="00205f47"/>
    </style:style>
    <style:style style:name="T1" style:family="text">
      <style:text-properties officeooo:rsid="001fd1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TEUR DE JEU</text:p>
      <text:p text:style-name="Text_20_body"/>
      <text:p text:style-name="Text_20_body"/>
      <text:p text:style-name="P1">C'est une classe qui va nous permettre de faire varier l'état de jeu. </text:p>
      <text:p text:style-name="P1">Dans notre cas, il va gérer dans un premier temps les batailles.</text:p>
      <text:h text:style-name="Heading_20_1" text:outline-level="1">1) Description</text:h>
      <text:p text:style-name="Text_20_body"/>
      <text:p text:style-name="P1">Prenons le cas d'un joueur qui souhaite attaquer un autre joueur. <text:s/>Dans un premier temps, le jeu doit savoir si cette personne est différentes de lui même <text:s/>(on ne peut pas s'auto-ataquer), et si il est en mesure de le faire (il peut attaquer qu'une personne dont il est voisin). Une fois que ces deux critères sont remplis, on peut passer à l'attaque. Au maxium 2 pions peuvent défendre et au maximum 3 pions peuvent attaquer. La personnnes qui défend son territoire n'a pas la choix de son nombre de défenseur. Quand à l'attaquant, il peut choisir avec combien de troupe il peut attaquer. Une fois le nombre de jeton choisis, la bataille peut commencer. Pour cette bataille, deux dés seront atribué à l'attaquant et 3 dés seront attribués au défenseur. On lancera les deux, et l'issue de la bataille sera déterminer en fonction de ses dés. <text:span text:style-name="T1">On prendra les meilleur score et on le comparera les deux plus gros scores. En fonction de cette bataille, on retira des pions en attaque ou en défense. Si jamais il n'y a plus de pions pour défendre, le territoire sera perdu au profit de l'attaquant.</text:span></text:p>
      <text:p text:style-name="P2">On limite le nombre d'attaque à 5 par joueur et par tour.</text:p>
      <text:p text:style-name="P1"/>
      <text:h text:style-name="Heading_20_1" text:outline-level="1">2) Implémentation</text:h>
      <text:p text:style-name="Text_20_body"/>
      <text:p text:style-name="P2">Dans un premier temps, on va créer notre methodes batailles. Elle va prendre en argument le joueur attaquant, le joueur défenseur et les deux territoires).<text:line-break/><text:line-break/>Tout d'abord, elle doit faire les vérifications nécessaires au bon déroulement de la bataille. Tout d'abord, on doit verifier que les deux territoires n'appartiennent pas au même joueur. Cela peut être fait grâce a l'attribut couleur de la classe Territoire. Si c'est les même, on peut dès lors arreter le programme. Ensuite, il faut vérifier si l'attaquant et défénseur sont voisin. Pour cela, on peut créer un tableau qui stocke tout les voisin dans chaque classes, et pourvoir ensuite le vérifier.</text:p>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0:50:45.582863144</meta:creation-date>
    <dc:date>2015-11-03T12:03:06.762515204</dc:date>
    <meta:editing-duration>PT25M50S</meta:editing-duration>
    <meta:editing-cycles>1</meta:editing-cycles>
    <meta:document-statistic meta:table-count="0" meta:image-count="0" meta:object-count="0" meta:page-count="1" meta:paragraph-count="9" meta:word-count="343" meta:character-count="1985" meta:non-whitespace-character-count="1645"/>
    <meta:generator>LibreOffice/4.2.8.2$Linux_X86_64 LibreOffice_project/420m0$Build-2</meta:generator>
  </office:meta>
</office:document-meta>
</file>